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 draw:fit-to-size="shrink-to-fit"/>
    </style:style>
    <style:style style:name="gr7" style:family="graphic" style:parent-style-name="standard">
      <style:graphic-properties svg:stroke-width="0cm" draw:marker-start-width="0.2cm" draw:marker-end-width="0.2cm" draw:textarea-horizontal-align="justify" draw:textarea-vertical-align="middle" draw:auto-grow-height="false" fo:padding-top="0.125cm" fo:padding-bottom="0.125cm" fo:padding-left="0.25cm" fo:padding-right="0.25cm"/>
    </style:style>
    <style:style style:name="gr8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9" style:family="graphic" style:parent-style-name="standard">
      <style:graphic-properties draw:stroke="none" svg:stroke-width="0cm" svg:stroke-color="#000000" draw:marker-start-width="0.2cm" draw:marker-end-width="0.2cm" draw:fill="none" draw:fill-color="#ffffff" fo:min-height="0.623cm"/>
    </style:style>
    <style:style style:name="gr10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svg:stroke-width="0cm" draw:marker-start-width="0.2cm" draw:marker-end-width="0.2cm" draw:textarea-horizontal-align="justify" draw:textarea-vertical-align="middle" draw:auto-grow-height="false" draw:fit-to-size="shrink-to-fit" fo:padding-top="0.125cm" fo:padding-bottom="0.125cm" fo:padding-left="0.25cm" fo:padding-right="0.25cm"/>
    </style:style>
    <style:style style:name="gr12" style:family="graphic" style:parent-style-name="standard">
      <style:graphic-properties svg:stroke-width="0cm" draw:marker-start-width="0.2cm" draw:marker-end-width="0.2cm" draw:textarea-horizontal-align="justify" draw:textarea-vertical-align="middle" draw:auto-grow-height="false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7" draw:id="id7" draw:layer="layout" svg:width="4.45cm" svg:height="2.4cm" svg:x="7.6cm" svg:y="2cm">
          <text:p text:style-name="P1"><text:span text:style-name="T1">weight &lt;= lfd_host-&gt;</text:span></text:p>
          <text:p text:style-name="P1"><text:span text:style-name="T1">MAX_WEIGHT_NORM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2" draw:text-style-name="P3" draw:layer="layout" svg:width="1.162cm" svg:height="0.725cm" svg:x="12cm" svg:y="2.2cm">
          <draw:text-box>
            <text:p><text:span text:style-name="T2">yes</text:span></text:p>
          </draw:text-box>
        </draw:frame>
        <draw:custom-shape draw:style-name="gr1" draw:text-style-name="P2" xml:id="id6" draw:id="id6" draw:layer="layout" svg:width="6cm" svg:height="2.8cm" svg:x="6.8cm" svg:y="6.2cm">
          <text:p text:style-name="P1"><text:span text:style-name="T1">mean_delay &gt; lfd_host-&gt;</text:span></text:p>
          <text:p text:style-name="P1"><text:span text:style-name="T1">WEIGHT_SAW_STEP_UP_MIN_STEP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2" draw:text-style-name="P3" draw:layer="layout" svg:width="1.162cm" svg:height="0.725cm" svg:x="12cm" svg:y="6.4cm">
          <draw:text-box>
            <text:p><text:span text:style-name="T2">yes</text:span></text:p>
          </draw:text-box>
        </draw:frame>
        <draw:frame draw:style-name="gr2" draw:text-style-name="P3" draw:layer="layout" svg:width="0.976cm" svg:height="0.725cm" svg:x="6.624cm" svg:y="6.4cm">
          <draw:text-box>
            <text:p><text:span text:style-name="T2">no</text:span></text:p>
          </draw:text-box>
        </draw:frame>
        <draw:custom-shape draw:style-name="gr1" draw:text-style-name="P2" xml:id="id8" draw:id="id8" draw:layer="layout" svg:width="6.8cm" svg:height="1.8cm" svg:x="2.8cm" svg:y="10.2cm">
          <text:p text:style-name="P1"><text:span text:style-name="T1">shm_conn_info-&gt;stats[my_conn_num].weight +=</text:span></text:p>
          <text:p text:style-name="P1"><text:span text:style-name="T1"><text:s/></text:span><text:span text:style-name="T1">lfd_host-&gt;WEIGHT_SAW_STEP_UP_MIN_STEP;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5cm" svg:height="2.8cm" svg:x="10.8cm" svg:y="10.2cm">
          <text:p text:style-name="P1"><text:span text:style-name="T1">mean_delay &gt; lfd_host-&gt;</text:span></text:p>
          <text:p text:style-name="P1"><text:span text:style-name="T1">WEIGHT_SAW_STEP_UP_DIV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2" draw:text-style-name="P3" draw:layer="layout" svg:width="1.162cm" svg:height="0.725cm" svg:x="15.6cm" svg:y="10.4cm">
          <draw:text-box>
            <text:p><text:span text:style-name="T2">yes</text:span></text:p>
          </draw:text-box>
        </draw:frame>
        <draw:frame draw:style-name="gr2" draw:text-style-name="P3" draw:layer="layout" svg:width="0.976cm" svg:height="0.725cm" svg:x="10.224cm" svg:y="10.4cm">
          <draw:text-box>
            <text:p><text:span text:style-name="T2">no</text:span></text:p>
          </draw:text-box>
        </draw:frame>
        <draw:line draw:style-name="gr3" draw:text-style-name="P1" draw:layer="layout" svg:x1="7.6cm" svg:y1="3.2cm" svg:x2="2cm" svg:y2="3.2cm">
          <text:p/>
        </draw:line>
        <draw:line draw:style-name="gr4" draw:text-style-name="P1" draw:layer="layout" svg:x1="2cm" svg:y1="3.2cm" svg:x2="2cm" svg:y2="25cm">
          <text:p/>
        </draw:line>
        <draw:line draw:style-name="gr3" draw:text-style-name="P1" draw:layer="layout" svg:x1="6.2cm" svg:y1="12cm" svg:x2="6.2cm" svg:y2="13cm">
          <text:p/>
        </draw:line>
        <draw:line draw:style-name="gr4" draw:text-style-name="P1" xml:id="id9" draw:id="id9" draw:layer="layout" svg:x1="6.2cm" svg:y1="13cm" svg:x2="2cm" svg:y2="13cm">
          <text:p/>
        </draw:line>
        <draw:custom-shape draw:style-name="gr1" draw:text-style-name="P2" xml:id="id2" draw:id="id2" draw:layer="layout" svg:width="8cm" svg:height="3.2cm" svg:x="9.4cm" svg:y="14.2cm">
          <text:p text:style-name="P1"><text:span text:style-name="T1">(mean_delay / lfd_host-&gt;WEIGHT_SAW_STEP_UP_DIV)</text:span></text:p>
          <text:p text:style-name="P1"><text:span text:style-name="T1">&lt; lfd_host-&gt;MAX_WEIGHT_NORM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2" draw:text-style-name="P3" draw:layer="layout" svg:width="1.162cm" svg:height="0.725cm" svg:x="15.638cm" svg:y="14.2cm">
          <draw:text-box>
            <text:p><text:span text:style-name="T2">yes</text:span></text:p>
          </draw:text-box>
        </draw:frame>
        <draw:frame draw:style-name="gr2" draw:text-style-name="P3" draw:layer="layout" svg:width="0.976cm" svg:height="0.725cm" svg:x="10.262cm" svg:y="14.2cm">
          <draw:text-box>
            <text:p><text:span text:style-name="T2">no</text:span></text:p>
          </draw:text-box>
        </draw:frame>
        <draw:connector draw:style-name="gr4" draw:text-style-name="P1" draw:layer="layout" draw:line-skew="0cm 0.098cm" svg:x1="15.8cm" svg:y1="11.6cm" svg:x2="13.4cm" svg:y2="14.2cm" draw:start-shape="id1" draw:start-glue-point="7" draw:end-shape="id2" draw:end-glue-point="4" svg:d="m15800 11600h502v2099h-2902v501">
          <text:p/>
        </draw:connector>
        <draw:custom-shape draw:style-name="gr1" draw:text-style-name="P2" xml:id="id3" draw:id="id3" draw:layer="layout" svg:width="7.4cm" svg:height="1.4cm" svg:x="12.6cm" svg:y="18.8cm">
          <text:p text:style-name="P1"><text:span text:style-name="T1">shm_conn_info-&gt;stats[my_conn_num].weight +=</text:span></text:p>
          <text:p text:style-name="P1"><text:span text:style-name="T1">(mean_delay / lfd_host-&gt;WEIGHT_SAW_STEP_UP_DIV);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7.4cm" svg:y1="15.8cm" svg:x2="16.3cm" svg:y2="18.8cm" draw:start-shape="id2" draw:start-glue-point="7" draw:end-shape="id3" draw:end-glue-point="0" svg:d="m17400 15800h502v2301h-1602v699">
          <text:p/>
        </draw:connector>
        <draw:custom-shape draw:style-name="gr1" draw:text-style-name="P2" xml:id="id4" draw:id="id4" draw:layer="layout" svg:width="6.2cm" svg:height="1.4cm" svg:x="5cm" svg:y="18.8cm">
          <text:p text:style-name="P1"><text:span text:style-name="T1">shm_conn_info-&gt;stats[my_conn_num].weight +=</text:span></text:p>
          <text:p text:style-name="P1"><text:span text:style-name="T1">mean_delay;</text:span></text:p>
          <text:p text:style-name="P1"><text:span text:style-name="T1">// to have a direct close-up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9.4cm" svg:y1="15.8cm" svg:x2="8.1cm" svg:y2="18.8cm" draw:start-shape="id2" draw:start-glue-point="5" draw:end-shape="id4" draw:end-glue-point="0" svg:d="m9400 15800h-1300v3000">
          <text:p/>
        </draw:connector>
        <draw:connector draw:style-name="gr4" draw:text-style-name="P1" draw:layer="layout" svg:x1="16.3cm" svg:y1="20.2cm" svg:x2="8cm" svg:y2="21.2cm" draw:start-shape="id3" draw:start-glue-point="2" draw:end-shape="id5" draw:end-glue-point="1" svg:d="m16300 20200v1000h-8300">
          <text:p/>
        </draw:connector>
        <draw:connector draw:style-name="gr4" draw:text-style-name="P1" draw:layer="layout" svg:x1="12.8cm" svg:y1="7.6cm" svg:x2="13.3cm" svg:y2="10.2cm" draw:start-shape="id6" draw:start-glue-point="7" draw:end-shape="id1" draw:end-glue-point="4" svg:d="m12800 7600h502v2001h-2v599">
          <text:p/>
        </draw:connector>
        <draw:connector draw:style-name="gr4" draw:text-style-name="P1" draw:layer="layout" svg:x1="12.05cm" svg:y1="3.2cm" svg:x2="9.8cm" svg:y2="6.2cm" draw:start-shape="id7" draw:start-glue-point="7" draw:end-shape="id6" draw:end-glue-point="4" svg:d="m12050 3200h502v2101h-2752v899">
          <text:p/>
        </draw:connector>
        <draw:connector draw:style-name="gr4" draw:text-style-name="P1" draw:layer="layout" svg:x1="6.8cm" svg:y1="7.6cm" svg:x2="6.2cm" svg:y2="10.2cm" draw:start-shape="id6" draw:start-glue-point="5" draw:end-shape="id8" draw:end-glue-point="0" svg:d="m6800 7600h-600v2600">
          <text:p/>
        </draw:connector>
        <draw:connector draw:style-name="gr4" draw:text-style-name="P1" draw:layer="layout" draw:line-skew="1.5cm" svg:x1="10.8cm" svg:y1="11.6cm" svg:x2="6.2cm" svg:y2="13cm" draw:start-shape="id1" draw:start-glue-point="5" draw:end-shape="id9" draw:end-glue-point="1" svg:d="m10800 11600h-800v1400h-3800">
          <text:p/>
        </draw:connector>
        <draw:line draw:style-name="gr3" draw:text-style-name="P1" draw:layer="layout" svg:x1="8cm" svg:y1="20.2cm" svg:x2="8cm" svg:y2="21.2cm">
          <text:p/>
        </draw:line>
        <draw:line draw:style-name="gr4" draw:text-style-name="P1" xml:id="id5" draw:id="id5" draw:layer="layout" svg:x1="8cm" svg:y1="21.2cm" svg:x2="2cm" svg:y2="21.2cm">
          <text:p/>
        </draw:line>
        <draw:line draw:style-name="gr4" draw:text-style-name="P1" draw:layer="layout" svg:x1="9.8cm" svg:y1="1.2cm" svg:x2="9.8cm" svg:y2="2cm">
          <text:p/>
        </draw:line>
        <draw:connector draw:style-name="gr4" draw:text-style-name="P1" draw:layer="layout" svg:x1="7.937cm" svg:y1="25.029cm" svg:x2="10cm" svg:y2="27.687cm" svg:d="m7937 25029v1329h2063v1329">
          <text:p/>
        </draw:connector>
        <draw:line draw:style-name="gr3" draw:text-style-name="P1" draw:layer="layout" svg:x1="2cm" svg:y1="25cm" svg:x2="8cm" svg:y2="25cm">
          <text:p/>
        </draw:line>
      </draw:page>
      <draw:page draw:name="page2" draw:style-name="dp1" draw:master-page-name="Обычный">
        <draw:polygon draw:style-name="gr5" draw:text-style-name="P1" draw:layer="layout" svg:width="1.999cm" svg:height="2.399cm" draw:transform="rotate (-3.14159265358979) translate (4.8cm 4.6cm)" svg:viewBox="0 0 2000 2400" draw:points="0,2000 0,0 2000,0 2000,2000 1600,2400 400,2400">
          <text:p/>
        </draw:polygon>
        <draw:polygon draw:style-name="gr6" draw:text-style-name="P2" xml:id="id11" draw:id="id11" draw:layer="layout" svg:width="3.603cm" svg:height="1.401cm" draw:transform="skewX (0.00349065850398866) rotate (-0.000523598775599399) translate (8.40125493750356cm 4.59849269247227cm)" svg:viewBox="0 0 3604 1402" draw:points="0,313 719,1 2879,0 3600,311 3604,1400 4,1402">
          <text:p text:style-name="P2"><text:span text:style-name="T1">j=0; j&lt;MAX_AG_CON; j++</text:span></text:p>
        </draw:polygon>
        <draw:polygon draw:style-name="gr5" draw:text-style-name="P1" xml:id="id16" draw:id="id16" draw:layer="layout" svg:width="3.599cm" svg:height="1.399cm" svg:x="8.4cm" svg:y="22cm" svg:viewBox="0 0 3600 1400" draw:points="0,1089 0,0 3600,0 3600,1089 2880,1400 720,1400">
          <text:p/>
        </draw:polygon>
        <draw:custom-shape draw:style-name="gr1" draw:text-style-name="P2" xml:id="id10" draw:id="id10" draw:layer="layout" svg:width="3.6cm" svg:height="1cm" svg:x="8.4cm" svg:y="2.4cm">
          <text:p text:style-name="P1"><text:span text:style-name="T1">min_weight = 100000000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1" draw:layer="layout" svg:x1="10.2cm" svg:y1="1.2cm" svg:x2="10.2cm" svg:y2="2.4cm">
          <text:p/>
        </draw:line>
        <draw:connector draw:style-name="gr4" draw:text-style-name="P1" draw:layer="layout" svg:x1="10.2cm" svg:y1="3.4cm" svg:x2="10.2cm" svg:y2="4.6cm" draw:start-shape="id10" draw:start-glue-point="6" draw:end-shape="id11" draw:end-glue-point="0" svg:d="m10200 3400v1200">
          <text:p/>
        </draw:connector>
        <draw:custom-shape draw:style-name="gr1" draw:text-style-name="P2" xml:id="id12" draw:id="id12" draw:layer="layout" svg:width="4.8cm" svg:height="2.6cm" svg:x="7.8cm" svg:y="6.8cm">
          <text:p text:style-name="P1"><text:span text:style-name="T1">shm_conn_info-&gt;stats[j].pid !=0 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1" draw:layer="layout" svg:x1="10.2cm" svg:y1="6cm" svg:x2="10.2cm" svg:y2="6.8cm" draw:start-shape="id11" draw:start-glue-point="2" draw:end-shape="id12" draw:end-glue-point="4" svg:d="m10200 6000v800">
          <text:p/>
        </draw:connector>
        <draw:frame draw:style-name="gr2" draw:layer="layout" svg:width="1.488cm" svg:height="0.962cm" svg:x="12.312cm" svg:y="7cm">
          <draw:text-box>
            <text:p>yes</text:p>
          </draw:text-box>
        </draw:frame>
        <draw:custom-shape draw:style-name="gr1" draw:text-style-name="P2" xml:id="id13" draw:id="id13" draw:layer="layout" svg:width="6.4cm" svg:height="3.2cm" svg:x="7cm" svg:y="10.6cm">
          <text:p text:style-name="P1"><text:span text:style-name="T1">shm_conn_info-&gt;stats[j].weight &lt; min_weigh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1" draw:layer="layout" draw:line-skew="0cm -0.201cm" svg:x1="12.6cm" svg:y1="8.1cm" svg:x2="10.2cm" svg:y2="10.6cm" draw:start-shape="id12" draw:start-glue-point="7" draw:end-shape="id13" draw:end-glue-point="4" svg:d="m12600 8100h502v1700h-2902v800">
          <text:p/>
        </draw:connector>
        <draw:custom-shape draw:style-name="gr1" draw:text-style-name="P2" xml:id="id14" draw:id="id14" draw:layer="layout" svg:width="6.8cm" svg:height="3cm" svg:x="6.8cm" svg:y="15cm">
          <text:p text:style-name="P1"><text:span text:style-name="T1">shm_conn_info-&gt;stats[j].weight &lt; min_weigh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2" draw:layer="layout" svg:width="1.488cm" svg:height="0.962cm" svg:x="12.712cm" svg:y="11cm">
          <draw:text-box>
            <text:p>yes</text:p>
          </draw:text-box>
        </draw:frame>
        <draw:frame draw:style-name="gr2" draw:layer="layout" svg:width="1.488cm" svg:height="0.962cm" svg:x="12.6cm" svg:y="15.2cm">
          <draw:text-box>
            <text:p>yes</text:p>
          </draw:text-box>
        </draw:frame>
        <draw:connector draw:style-name="gr4" draw:text-style-name="P1" draw:layer="layout" svg:x1="13.4cm" svg:y1="12.2cm" svg:x2="10.2cm" svg:y2="15cm" draw:start-shape="id13" draw:start-glue-point="7" draw:end-shape="id14" draw:end-glue-point="4" svg:d="m13400 12200h502v2201h-3702v599">
          <text:p/>
        </draw:connector>
        <draw:custom-shape draw:style-name="gr1" draw:text-style-name="P2" xml:id="id15" draw:id="id15" draw:layer="layout" svg:width="6cm" svg:height="1.2cm" svg:x="7.2cm" svg:y="19.2cm">
          <text:p text:style-name="P1"><text:span text:style-name="T1">min_weight = shm_conn_info-&gt;stats[j].weight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draw:line-skew="0cm -0.201cm" svg:x1="13.6cm" svg:y1="16.5cm" svg:x2="10.2cm" svg:y2="19.2cm" draw:start-shape="id14" draw:start-glue-point="7" draw:end-shape="id15" draw:end-glue-point="4" svg:d="m13600 16500h502v1900h-3902v800">
          <text:p/>
        </draw:connector>
        <draw:connector draw:style-name="gr4" draw:text-style-name="P1" xml:id="id17" draw:id="id17" draw:layer="layout" svg:x1="10.2cm" svg:y1="20.4cm" svg:x2="10.2cm" svg:y2="22cm" draw:start-shape="id15" draw:start-glue-point="6" draw:end-shape="id16" draw:end-glue-point="0" svg:d="m10200 20400v1600">
          <text:p/>
        </draw:connector>
        <draw:frame draw:style-name="gr2" draw:layer="layout" svg:width="1.205cm" svg:height="0.962cm" svg:x="6.195cm" svg:y="6.638cm">
          <draw:text-box>
            <text:p>no</text:p>
          </draw:text-box>
        </draw:frame>
        <draw:frame draw:style-name="gr2" draw:layer="layout" svg:width="1.205cm" svg:height="0.962cm" svg:x="6.2cm" svg:y="10.238cm">
          <draw:text-box>
            <text:p>no</text:p>
          </draw:text-box>
        </draw:frame>
        <draw:frame draw:style-name="gr2" draw:layer="layout" svg:width="1.205cm" svg:height="0.962cm" svg:x="6.195cm" svg:y="14.438cm">
          <draw:text-box>
            <text:p>no</text:p>
          </draw:text-box>
        </draw:frame>
        <draw:connector draw:style-name="gr4" draw:text-style-name="P1" draw:layer="layout" draw:line-skew="-2.899cm" svg:x1="7.8cm" svg:y1="8.1cm" svg:x2="10.2cm" svg:y2="21.2cm" draw:start-shape="id12" draw:start-glue-point="5" draw:end-shape="id17" draw:end-glue-point="0" svg:d="m7800 8100h-3400v13100h5800">
          <text:p/>
        </draw:connector>
        <draw:connector draw:style-name="gr4" draw:text-style-name="P1" draw:layer="layout" svg:x1="7cm" svg:y1="12.2cm" svg:x2="4.46cm" svg:y2="12.208cm" draw:start-shape="id13" draw:start-glue-point="5" svg:d="m7000 12200h-1520v8h-1020">
          <text:p/>
        </draw:connector>
        <draw:connector draw:style-name="gr4" draw:text-style-name="P1" draw:layer="layout" svg:x1="6.8cm" svg:y1="16.5cm" svg:x2="4.309cm" svg:y2="16.517cm" draw:start-shape="id14" draw:start-glue-point="5" svg:d="m6800 16500h-1496v17h-995">
          <text:p/>
        </draw:connector>
        <draw:connector draw:style-name="gr4" draw:text-style-name="P1" draw:layer="layout" svg:x1="10.2cm" svg:y1="23.4cm" svg:x2="10.205cm" svg:y2="27.214cm" draw:start-shape="id16" draw:start-glue-point="2" svg:d="m10200 23400v2158h5v1656">
          <text:p/>
        </draw:connector>
      </draw:page>
      <draw:page draw:name="page3" draw:style-name="dp1" draw:master-page-name="Обычный">
        <draw:custom-shape draw:style-name="gr7" draw:text-style-name="P2" xml:id="id18" draw:id="id18" draw:layer="layout" svg:width="4.8cm" svg:height="3.2cm" svg:x="6.6cm" svg:y="2.4cm">
          <text:p text:style-name="P2">min_weight == 100000000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8" draw:text-style-name="P2" draw:layer="layout" svg:x1="8.996cm" svg:y1="1.285cm" svg:x2="9cm" svg:y2="2.4cm" draw:end-shape="id18" draw:end-glue-point="4" svg:d="m8996 1285v307h4v808">
          <text:p/>
        </draw:connector>
        <draw:frame draw:style-name="gr9" draw:text-style-name="P4" draw:layer="layout" svg:width="1.6cm" svg:height="0.873cm" svg:x="5.4cm" svg:y="2.327cm">
          <draw:text-box>
            <text:p text:style-name="P4">no</text:p>
          </draw:text-box>
        </draw:frame>
        <draw:frame draw:style-name="gr10" draw:text-style-name="P4" draw:layer="layout" svg:width="0.947cm" svg:height="0.569cm" svg:x="10.912cm" svg:y="2.238cm">
          <draw:text-box>
            <text:p text:style-name="P4">yes</text:p>
          </draw:text-box>
        </draw:frame>
        <draw:custom-shape draw:style-name="gr7" draw:text-style-name="P2" xml:id="id19" draw:id="id19" draw:layer="layout" svg:width="8cm" svg:height="1.6cm" svg:x="5.2cm" svg:y="7cm">
          <text:p text:style-name="P2">min_weight = shm_conn_info-&gt;stats[my_conn_num].weight;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2" draw:layer="layout" svg:x1="11.4cm" svg:y1="4cm" svg:x2="9.2cm" svg:y2="7cm" draw:start-shape="id18" draw:start-glue-point="7" draw:end-shape="id19" draw:end-glue-point="4" svg:d="m11400 4000h502v2301h-2702v699">
          <text:p/>
        </draw:connector>
        <draw:polygon draw:style-name="gr11" draw:text-style-name="P2" xml:id="id20" draw:id="id20" draw:layer="layout" svg:width="3.603cm" svg:height="1.401cm" draw:transform="skewX (0.00349065850398866) rotate (-0.000523598775599399) translate (7.20625493750356cm 9.99849269247227cm)" svg:viewBox="0 0 3604 1402" draw:points="0,313 719,1 2879,0 3600,311 3604,1400 4,1402">
          <text:p text:style-name="P2">j=0; j&lt;MAX_AG_CON; j++</text:p>
        </draw:polygon>
        <draw:polygon draw:style-name="gr12" draw:text-style-name="P2" xml:id="id26" draw:id="id26" draw:layer="layout" svg:width="3.599cm" svg:height="1.399cm" svg:x="7.6cm" svg:y="26.6cm" svg:viewBox="0 0 3600 1400" draw:points="0,1089 0,0 3600,0 3600,1089 2880,1400 720,1400">
          <text:p/>
        </draw:polygon>
        <draw:custom-shape draw:style-name="gr7" draw:text-style-name="P2" xml:id="id21" draw:id="id21" draw:layer="layout" svg:width="4.8cm" svg:height="2.6cm" svg:x="6.605cm" svg:y="12.4cm">
          <text:p text:style-name="P2">shm_conn_info-&gt;stats[j].pid !=0 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10" draw:text-style-name="P4" draw:layer="layout" svg:width="0.947cm" svg:height="0.569cm" svg:x="11.317cm" svg:y="12.038cm">
          <draw:text-box>
            <text:p text:style-name="P4">yes</text:p>
          </draw:text-box>
        </draw:frame>
        <draw:frame draw:style-name="gr10" draw:text-style-name="P4" draw:layer="layout" svg:width="0.815cm" svg:height="0.569cm" svg:x="5cm" svg:y="12.2cm">
          <draw:text-box>
            <text:p text:style-name="P4">no</text:p>
          </draw:text-box>
        </draw:frame>
        <draw:connector draw:style-name="gr8" draw:text-style-name="P2" draw:layer="layout" svg:x1="9.2cm" svg:y1="8.6cm" svg:x2="9.005cm" svg:y2="10cm" draw:start-shape="id19" draw:start-glue-point="6" draw:end-shape="id20" draw:end-glue-point="0" svg:d="m9200 8600v701h-195v699">
          <text:p/>
        </draw:connector>
        <draw:connector draw:style-name="gr8" draw:text-style-name="P2" draw:layer="layout" svg:x1="9.005cm" svg:y1="11.4cm" svg:x2="9.005cm" svg:y2="12.4cm" draw:start-shape="id20" draw:start-glue-point="2" draw:end-shape="id21" draw:end-glue-point="4" svg:d="m9005 11400v1000">
          <text:p/>
        </draw:connector>
        <draw:custom-shape draw:style-name="gr7" draw:text-style-name="P2" xml:id="id22" draw:id="id22" draw:layer="layout" svg:width="7.2cm" svg:height="3.4cm" svg:x="5.4cm" svg:y="16.2cm">
          <text:p text:style-name="P2">cur_time.tv_sec - shm_conn_info-&gt;stats[j].last_tick)</text:p>
          <text:p text:style-name="P2">&lt; lfd_host-&gt;RXMIT_CNT_DROP_PERIOD + 2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2" xml:id="id23" draw:id="id23" draw:layer="layout" svg:width="6.6cm" svg:height="3cm" svg:x="5.8cm" svg:y="20.8cm">
          <text:p text:style-name="P2">shm_conn_info-&gt;stats[j].weight == min_weight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8" draw:text-style-name="P2" draw:layer="layout" svg:x1="11.405cm" svg:y1="13.7cm" svg:x2="9cm" svg:y2="16.2cm" draw:start-shape="id21" draw:start-glue-point="7" draw:end-shape="id22" draw:end-glue-point="4" svg:d="m11405 13700h502v1901h-2907v599">
          <text:p/>
        </draw:connector>
        <draw:connector draw:style-name="gr8" draw:text-style-name="P2" draw:layer="layout" svg:x1="12.6cm" svg:y1="17.9cm" svg:x2="9.1cm" svg:y2="20.8cm" draw:start-shape="id22" draw:start-glue-point="7" draw:end-shape="id23" draw:end-glue-point="4" svg:d="m12600 17900h502v2301h-4002v599">
          <text:p/>
        </draw:connector>
        <draw:custom-shape draw:style-name="gr7" draw:text-style-name="P2" xml:id="id25" draw:id="id25" draw:layer="layout" svg:width="4.4cm" svg:height="1.6cm" svg:x="13.2cm" svg:y="23.4cm">
          <text:p text:style-name="P2">shm_conn_info-&gt;stats[j].weight = 0;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2" xml:id="id24" draw:id="id24" draw:layer="layout" svg:width="4.4cm" svg:height="1.6cm" svg:x="2cm" svg:y="23.4cm">
          <text:p text:style-name="P2">shm_conn_info-&gt;stats[j].weight -= </text:p>
          <text:p text:style-name="P2">min_weight / lfd_host-&gt;</text:p>
          <text:p text:style-name="P2">WEIGHT_SAW_STEP_DN_DIV;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2" draw:layer="layout" svg:x1="5.8cm" svg:y1="22.3cm" svg:x2="4.2cm" svg:y2="23.4cm" draw:start-shape="id23" draw:start-glue-point="5" draw:end-shape="id24" svg:d="m5800 22300h-1600v1100">
          <text:p/>
        </draw:connector>
        <draw:connector draw:style-name="gr8" draw:text-style-name="P2" draw:layer="layout" svg:x1="12.4cm" svg:y1="22.3cm" svg:x2="15.4cm" svg:y2="23.4cm" draw:start-shape="id23" draw:start-glue-point="7" draw:end-shape="id25" draw:end-glue-point="4" svg:d="m12400 22300h3000v1100">
          <text:p/>
        </draw:connector>
        <draw:connector draw:style-name="gr8" draw:text-style-name="P2" draw:layer="layout" svg:x1="4.2cm" svg:y1="25cm" svg:x2="9.4cm" svg:y2="26.6cm" draw:start-shape="id24" draw:start-glue-point="6" draw:end-shape="id26" svg:d="m4200 25000v801h5200v799">
          <text:p/>
        </draw:connector>
        <draw:connector draw:style-name="gr8" draw:text-style-name="P2" draw:layer="layout" svg:x1="15.4cm" svg:y1="25cm" svg:x2="9.4cm" svg:y2="26.6cm" draw:start-shape="id25" draw:end-shape="id26" draw:end-glue-point="0" svg:d="m15400 25000v801h-6000v799">
          <text:p/>
        </draw:connector>
        <draw:connector draw:style-name="gr8" draw:text-style-name="P2" draw:layer="layout" draw:line-skew="-4.904cm 4.999cm" svg:x1="6.605cm" svg:y1="13.7cm" svg:x2="9.4cm" svg:y2="26.6cm" draw:start-shape="id21" draw:start-glue-point="5" draw:end-shape="id26" draw:end-glue-point="0" svg:d="m6605 13700h-5405v12100h8200v800">
          <text:p/>
        </draw:connector>
        <draw:connector draw:style-name="gr8" draw:text-style-name="P2" draw:layer="layout" svg:x1="5.4cm" svg:y1="17.9cm" svg:x2="1.247cm" svg:y2="17.917cm" draw:start-shape="id22" draw:start-glue-point="5" svg:d="m5400 17900h-2327v17h-1826">
          <text:p/>
        </draw:connector>
        <draw:frame draw:style-name="gr10" draw:text-style-name="P4" draw:layer="layout" svg:width="0.947cm" svg:height="0.569cm" svg:x="12cm" svg:y="16.4cm">
          <draw:text-box>
            <text:p text:style-name="P4">yes</text:p>
          </draw:text-box>
        </draw:frame>
        <draw:frame draw:style-name="gr10" draw:text-style-name="P4" draw:layer="layout" svg:width="0.947cm" svg:height="0.569cm" svg:x="13.712cm" svg:y="20.8cm">
          <draw:text-box>
            <text:p text:style-name="P4">yes</text:p>
          </draw:text-box>
        </draw:frame>
        <draw:frame draw:style-name="gr10" draw:text-style-name="P4" draw:layer="layout" svg:width="0.815cm" svg:height="0.569cm" svg:x="5cm" svg:y="16.038cm">
          <draw:text-box>
            <text:p text:style-name="P4">no</text:p>
          </draw:text-box>
        </draw:frame>
        <draw:frame draw:style-name="gr10" draw:text-style-name="P4" draw:layer="layout" svg:width="0.815cm" svg:height="0.569cm" svg:x="5.6cm" svg:y="20.2cm">
          <draw:text-box>
            <text:p text:style-name="P4">n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drey </meta:initial-creator>
    <meta:creation-date>2012-06-02T19:03:07</meta:creation-date>
    <dc:date>2012-06-03T21:12:49</dc:date>
    <dc:creator>andrey </dc:creator>
    <meta:editing-duration>PT1H34M27S</meta:editing-duration>
    <meta:editing-cycles>5</meta:editing-cycles>
    <meta:generator>LibreOffice/3.5$Linux_X86_64 LibreOffice_project/350m1$Build-2</meta:generator>
    <meta:document-statistic meta:object-count="85"/>
  </office:meta>
</office:document-meta>
</file>